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4F600002DF600001E4EF0020DBD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6" table:end-x="0.42cm" table:end-y="0.081cm" draw:z-index="0" svg:width="11.765cm" svg:height="7.757cm" svg:x="2.202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6" table:end-x="0.475cm" table:end-y="0.081cm" draw:z-index="1" draw:name="Graphics 1" draw:style-name="gr1" draw:text-style-name="P1" svg:width="11.765cm" svg:height="7.757cm" svg:x="0cm" svg:y="0cm">
              <draw:image xlink:href="Pictures/200004F600002DF600001E4EF0020DBD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30:02</dc:date>
    <dc:language>en-US</dc:language>
    <meta:editing-cycles>4</meta:editing-cycles>
    <meta:editing-duration>PT6M2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percentage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1.766cm" svg:height="7.758cm" chart:class="chart:radar" chart:style-name="ch1">
        <chart:title svg:x="2.766cm" svg:y="0.154cm" chart:style-name="ch2">
          <text:p>Net_Percent_with_Symbols</text:p>
        </chart:title>
        <chart:legend chart:legend-position="end" svg:x="10.037cm" svg:y="3.153cm" chart:style-name="ch3"/>
        <chart:plot-area chart:style-name="ch4" table:cell-range-address="Sheet1.$B$4:.$F$16" chart:data-source-has-labels="both" chart:table-number-list="0" svg:x="0.234cm" svg:y="1.029cm" svg:width="9.336cm" svg:height="6.575cm">
          <chart:axis chart:dimension="y" chart:name="primary-y" chart:style-name="ch5">
            <chart:grid chart:class="major"/>
          </chart:axis>
          <chart:series chart:style-name="ch6">
            <chart:data-point chart:repeated="12"/>
          </chart:serie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